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RecipientList.processAsync( MessageExchange exchang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StaticRecipientList.getRecip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RecipientList.setReportErrors( boolean report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RecipientList.isRepor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RecipientList.setRecipients( ExchangeTarget [ ] recipi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RecipientList.processSync( MessageExchange exchan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icRecipientList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